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GP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ish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emen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jay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ry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Aru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man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Grauv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Harshith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Idiga sreeja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Jitish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Kis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La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Manasa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hob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Vinith</text:p>
          </table:table-cell>
          <table:table-cell office:value-type="float" office:value="7.4" calcext:value-type="float">
            <text:p>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9:15:35.421629971</meta:creation-date>
    <dc:date>2018-02-03T09:37:09.387922845</dc:date>
    <meta:editing-duration>PT11M23S</meta:editing-duration>
    <meta:editing-cycles>2</meta:editing-cycles>
    <meta:generator>LibreOffice/5.4.2.2$Linux_X86_64 LibreOffice_project/40m0$Build-2</meta:generator>
    <meta:document-statistic meta:table-count="1" meta:cell-count="48" meta:object-count="0"/>
  </office:meta>
</office:document-meta>
</file>